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164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7.7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165cm" fo:min-width="2.232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0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0.367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4.175cm" fo:min-width="6.52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3" style:family="graphic" style:parent-style-name="objectwithoutfill">
      <style:graphic-properties draw:marker-end="Arrow" draw:marker-end-width="0.3cm" draw:fill="none" draw:textarea-vertical-align="middle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6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6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4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0.65cm" svg:y1="58.698cm" svg:x2="62.7cm" svg:y2="57.3cm" draw:start-shape="id51" draw:start-glue-point="0" draw:end-shape="id48" draw:end-glue-point="5" svg:d="M60650 58698l2050-1398" svg:viewBox="0 0 2051 1399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4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01cm" svg:y2="37.901cm" draw:start-shape="id53" draw:start-glue-point="1" draw:end-shape="id47" draw:end-glue-point="6" svg:d="M40600 38850l2701-949" svg:viewBox="0 0 2702 950">
          <text:p/>
        </draw:connector>
        <draw:g xml:id="id54" draw:id="id54">
          <draw:g>
            <draw:custom-shape draw:style-name="gr16" draw:text-style-name="P10" draw:layer="ConfigLayout" svg:width="0.8cm" svg:height="0.3cm" svg:x="47.4cm" svg:y="47.8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8.2cm" svg:y="47.8cm">
              <text:p text:style-name="P9"><text:span text:style-name="T4">Proportiona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7.4cm" svg:y="48.1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9.6cm" svg:y="48.4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7.4cm" svg:y="48.402cm">
                <text:p text:style-name="P9"><text:span text:style-name="T4">Gain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5cm" svg:y="48.402cm">
                <text:p text:style-name="P9"><text:span text:style-name="T4">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05cm" svg:y1="47.8cm" svg:x2="48.399cm" svg:y2="45.699cm" draw:start-shape="id54" draw:start-glue-point="0" draw:end-shape="id47" draw:end-glue-point="5" svg:d="M49050 47800l-651-2101" svg:viewBox="0 0 652 2102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9cm" svg:y1="45.699cm" svg:x2="57.602cm" svg:y2="49.502cm" draw:start-shape="id47" draw:start-glue-point="5" draw:end-shape="id48" draw:end-glue-point="6" svg:d="M48399 45699c0 2778 9203 877 9203 3803" svg:viewBox="0 0 9204 3804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1cm" svg:y="3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1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1cm" svg:y="3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4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1cm" svg:y="3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3cm" svg:y="35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302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3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3cm" svg:y="35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002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002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1cm" svg:y1="34.851cm" svg:x2="43.35cm" svg:y2="36.2cm" draw:start-shape="id76" draw:end-shape="id58" draw:end-glue-point="4" svg:d="M44100 34851l-750 1349" svg:viewBox="0 0 751 1350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59cm" svg:y="58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8cm" svg:y="58.698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cm" svg:y="5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1.2cm" svg:y="59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6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6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3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9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9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59cm" svg:y="58.7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4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7" draw:start-glue-point="0" svg:d="M39150 82598l-33-2923" svg:viewBox="0 0 34 29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3cm" svg:y1="77.149cm" svg:x2="19.2cm" svg:y2="72.55cm" draw:start-shape="id88" draw:start-glue-point="1" draw:end-shape="id36" draw:end-glue-point="6" svg:d="M14300 77149l4900-4599" svg:viewBox="0 0 4901 460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415cm" svg:x="6.1cm" svg:y="73.90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415cm" svg:x="8.088cm" svg:y="73.8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414cm" svg:x="6.1cm" svg:y="74.31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415cm" svg:x="8.088cm" svg:y="74.313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" draw:text-style-name="P10" draw:layer="ConfigLayout" svg:width="8.2cm" svg:height="0.415cm" svg:x="6.1cm" svg:y="74.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5" draw:text-style-name="P10" draw:layer="ConfigLayout" svg:width="2.734cm" svg:height="0.415cm" svg:x="11.566cm" svg:y="75.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4cm" svg:height="0.415cm" svg:x="6.1cm" svg:y="75.5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2cm" svg:height="0.415cm" svg:x="8.834cm" svg:y="75.5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5" draw:text-style-name="P10" draw:layer="ConfigLayout" svg:width="2.734cm" svg:height="0.415cm" svg:x="11.566cm" svg:y="75.1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4cm" svg:height="0.415cm" svg:x="6.1cm" svg:y="75.145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2cm" svg:height="0.415cm" svg:x="8.834cm" svg:y="75.145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8" draw:text-style-name="P10" draw:layer="ConfigLayout" svg:width="0.309cm" svg:height="4.425cm" svg:x="13.991cm" svg:y="75.9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0.867cm" svg:height="4.425cm" svg:x="6.1cm" svg:y="75.975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7.024cm" svg:height="4.425cm" svg:x="6.967cm" svg:y="75.975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,</text:span></text:p>
                <text:p text:style-name="P9"><text:span text:style-name="T4">VelocityGainReorg^Parameters,AccelGainReorg^Parameters,</text:span></text:p>
                <text:p text:style-name="P9"><text:span text:style-name="T4">TargetReorg^Parameters,VelocitySmooth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4.3cm" svg:y1="26.551cm" svg:x2="45.8cm" svg:y2="28.25cm" draw:start-shape="id108" draw:start-glue-point="1" draw:end-shape="id107" draw:end-glue-point="6" svg:d="M44300 26551l1500 1699" svg:viewBox="0 0 1501 1700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16" draw:id="id116">
          <draw:g>
            <draw:custom-shape draw:style-name="gr7" draw:text-style-name="P10" draw:layer="layout" svg:width="0.8cm" svg:height="0.3cm" svg:x="51.4cm" svg:y="107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0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4cm" svg:y="10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3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4cm" svg:y="107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6cm" svg:y="10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4cm" svg:y="108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5cm" svg:y="108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4cm" svg:y1="107.699cm" svg:x2="49.298cm" svg:y2="107.198cm" draw:start-shape="id116" draw:start-glue-point="3" draw:end-shape="id2" draw:end-glue-point="4" svg:d="M51400 107699l-2102-501" svg:viewBox="0 0 2103 502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53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3cm" svg:y1="31.951cm" svg:x2="70.3cm" svg:y2="29.152cm" draw:start-shape="id130" draw:start-glue-point="1" draw:end-shape="id131" draw:end-glue-point="6" svg:d="M69300 31951l1000-2799" svg:viewBox="0 0 1001 2800">
          <text:p/>
        </draw:connector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53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cm" svg:y1="28.849cm" svg:x2="20.3cm" svg:y2="30.852cm" draw:start-shape="id140" draw:start-glue-point="1" draw:end-shape="id141" draw:end-glue-point="6" svg:d="M18000 28849l2300 2003" svg:viewBox="0 0 2301 2004">
          <text:p/>
        </draw:connector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53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15cm" svg:y1="27cm" svg:x2="60.55cm" svg:y2="28.2cm" draw:start-shape="id148" draw:end-shape="id149" draw:end-glue-point="4" svg:d="M60150 27000l400 1200" svg:viewBox="0 0 401 1201">
          <text:p/>
        </draw:connector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1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6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1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5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2.802cm" svg:x2="62.251cm" svg:y2="26.901cm" draw:start-shape="id150" draw:start-glue-point="2" draw:end-shape="id151" draw:end-glue-point="4" svg:d="M62250 22802l1 4099" svg:viewBox="0 0 2 41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10.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0" draw:id="id130">
          <draw:g>
            <draw:custom-shape draw:style-name="gr16" draw:text-style-name="P10" draw:layer="layout" svg:width="0.8cm" svg:height="0.3cm" svg:x="66cm" svg:y="30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cm" svg:y="30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cm" svg:y="30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8.2cm" svg:y="3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6cm" svg:y="30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67.2cm" svg:y="30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66cm" svg:y="31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7.6cm" svg:y="31.8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66cm" svg:y="32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2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2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2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002cm">
                <text:p text:style-name="P9"><text:span text:style-name="T4">-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66cm" svg:y="33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67.3cm" svg:y="33.3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8" draw:id="id148">
          <draw:g>
            <draw:custom-shape draw:style-name="gr16" draw:text-style-name="P10" draw:layer="layout" svg:width="0.8cm" svg:height="0.3cm" svg:x="58.5cm" svg:y="23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0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.5cm" svg:y="23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3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.5cm" svg:y="23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0.7cm" svg:y="2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3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3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8.5cm" svg:y="24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59.7cm" svg:y="24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6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6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8.5cm" svg:y="24.9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60.1cm" svg:y="24.9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58.5cm" svg:y="25.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5.5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5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5.8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5.8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1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8.5cm" svg:y="26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9.8cm" svg:y="26.4cm">
                <text:p text:style-name="P9"><text:span text:style-name="T4">0.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8" draw:id="id108">
          <draw:g>
            <draw:custom-shape draw:style-name="gr16" draw:text-style-name="P10" draw:layer="layout" svg:width="0.8cm" svg:height="0.3cm" svg:x="41cm" svg:y="24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6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cm" svg:y="24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9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cm" svg:y="25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2cm" svg:y="25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5.8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5.8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5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1cm" svg:y="25.5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42.2cm" svg:y="25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6.1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6.1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41cm" svg:y="26.4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42.6cm" svg:y="26.4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6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41cm" svg:y="26.7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6.7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0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0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0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3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3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3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6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8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8.2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8.2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41cm" svg:y="27.9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42.3cm" svg:y="27.90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0" draw:id="id140">
          <draw:g>
            <draw:custom-shape draw:style-name="gr16" draw:text-style-name="P10" draw:layer="layout" svg:width="0.8cm" svg:height="0.3cm" svg:x="14.7cm" svg:y="2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6.898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4.7cm" svg:y="2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4.7cm" svg:y="2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6.9cm" svg:y="2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4.7cm" svg:y="2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15.9cm" svg:y="2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14.7cm" svg:y="2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16.3cm" svg:y="28.7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14.7cm" svg:y="2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2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2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3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3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14.7cm" svg:y="3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16cm" svg:y="30.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3" draw:id="id163">
          <draw:g>
            <draw:custom-shape draw:style-name="gr16" draw:text-style-name="P10" draw:layer="ConfigLayout" svg:width="0.8cm" svg:height="0.3cm" svg:x="65.1cm" svg:y="5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cm">
              <text:p text:style-name="P9"><text:span text:style-name="T4">Accel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5.1cm" svg:y="5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1cm" svg:y="5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7.3cm" svg:y="5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5.1cm" svg:y="52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66.3cm" svg:y="52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3cm" svg:y="53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3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65.1cm" svg:y="53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66.7cm" svg:y="53.8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65.1cm" svg:y="54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4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4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4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002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65.1cm" svg:y="55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66.4cm" svg:y="55.302cm">
                <text:p text:style-name="P9"><text:span text:style-name="T4">2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6" draw:id="id166">
          <draw:g>
            <draw:custom-shape draw:style-name="gr16" draw:text-style-name="P10" draw:layer="ConfigLayout" svg:width="0.8cm" svg:height="0.3cm" svg:x="50.9cm" svg:y="3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8.998cm">
              <text:p text:style-name="P9"><text:span text:style-name="T4">Velocity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39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9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39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3.1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0.9cm" svg:y="39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52.1cm" svg:y="39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4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4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50.9cm" svg:y="40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52.5cm" svg:y="40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50.9cm" svg:y="41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1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1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1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50.9cm" svg:y="42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52.2cm" svg:y="42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4" draw:id="id164" draw:layer="ConfigLayout" svg:width="0.5cm" svg:height="0.5cm" svg:x="64.8cm" svg:y="5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66.75cm" svg:y1="55.902cm" svg:x2="65.227cm" svg:y2="57.173cm" draw:start-shape="id163" draw:end-shape="id164" draw:end-glue-point="11" svg:d="M66750 55902l-1523 1271" svg:viewBox="0 0 1524 1272">
          <text:p/>
        </draw:connector>
        <draw:connector draw:style-name="gr11" draw:text-style-name="P10" draw:layer="ConfigLayout" draw:type="line" svg:x1="62.687cm" svg:y1="57.381cm" svg:x2="64.8cm" svg:y2="57.35cm" draw:start-shape="id79" draw:start-glue-point="3" draw:end-shape="id164" draw:end-glue-point="6" svg:d="M62687 57381l2113-31" svg:viewBox="0 0 2114 32">
          <text:p text:style-name="P9"><text:span text:style-name="T4">Parameter</text:span></text:p>
        </draw:connector>
        <draw:custom-shape draw:style-name="gr5" draw:text-style-name="P6" xml:id="id165" draw:id="id165" draw:layer="ConfigLayout" svg:width="0.5cm" svg:height="0.5cm" svg:x="51cm" svg:y="4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48.399cm" svg:y1="45.699cm" svg:x2="51cm" svg:y2="45.65cm" draw:start-shape="id47" draw:start-glue-point="5" draw:end-shape="id165" draw:end-glue-point="6" svg:d="M48399 45699l2601-49" svg:viewBox="0 0 2602 50">
          <text:p text:style-name="P9"><text:span text:style-name="T4">Parameter</text:span></text:p>
        </draw:connector>
        <draw:connector draw:style-name="gr12" draw:text-style-name="P7" draw:layer="ConfigLayout" draw:type="line" svg:x1="52.55cm" svg:y1="42.9cm" svg:x2="51.25cm" svg:y2="45.4cm" draw:start-shape="id166" draw:start-glue-point="2" draw:end-shape="id165" draw:end-glue-point="4" svg:d="M52550 42900l-1300 2500" svg:viewBox="0 0 1301 2501">
          <text:p/>
        </draw:connector>
        <draw:connector draw:style-name="gr15" draw:text-style-name="P10" draw:layer="ConfigLayout" draw:type="curve" svg:x1="59.55cm" svg:y1="49.2cm" svg:x2="65.05cm" svg:y2="57.1cm" draw:start-shape="id167" draw:start-glue-point="8" draw:end-shape="id164" svg:d="M59550 49200c0 5926 5500 1977 5500 7900" svg:viewBox="0 0 5501 7901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51.25cm" svg:y2="45.9cm" draw:start-shape="id2" draw:start-glue-point="4" draw:end-shape="id165" draw:end-glue-point="8" svg:d="M49298 107198c1302 0 1952-20432 1952-61298" svg:viewBox="0 0 1953 61299">
          <text:p text:style-name="P9"><text:span text:style-name="T4">Update</text:span></text:p>
        </draw:connector>
        <draw:connector draw:style-name="gr15" draw:text-style-name="P10" draw:layer="ConfigLayout" draw:type="curve" svg:x1="49.298cm" svg:y1="107.198cm" svg:x2="65.05cm" svg:y2="57.6cm" draw:start-shape="id2" draw:start-glue-point="4" draw:end-shape="id164" draw:end-glue-point="8" svg:d="M49298 107198c10502 0 15752-16532 15752-49598" svg:viewBox="0 0 15753 49599">
          <text:p text:style-name="P9"><text:span text:style-name="T4">Update</text:span></text:p>
        </draw:connector>
        <draw:custom-shape draw:style-name="gr5" draw:text-style-name="P6" xml:id="id169" draw:id="id169" draw:layer="ConfigLayout" svg:width="0.5cm" svg:height="0.5cm" svg:x="36.379cm" svg:y="107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9.5cm" svg:y1="108.849cm" svg:x2="36.379cm" svg:y2="107.879cm" draw:start-shape="id168" draw:start-glue-point="1" draw:end-shape="id169" draw:end-glue-point="6" svg:d="M29500 108849l6879-970" svg:viewBox="0 0 6880 971">
          <text:p/>
        </draw:connector>
        <draw:g xml:id="id168" draw:id="id168">
          <draw:g>
            <draw:custom-shape draw:style-name="gr16" draw:text-style-name="P10" draw:layer="ConfigLayout" svg:width="0.8cm" svg:height="0.3cm" svg:x="26.2cm" svg:y="10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6.898cm">
              <text:p text:style-name="P9"><text:span text:style-name="T4">Targe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6.2cm" svg:y="10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6.2cm" svg:y="10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8.4cm" svg:y="10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6.2cm" svg:y="10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ConfigLayout" svg:width="1cm" svg:height="0.3cm" svg:x="27.4cm" svg:y="10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8.4cm" svg:y="10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6cm" svg:height="0.3cm" svg:x="26.2cm" svg:y="10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0.6cm" svg:height="0.3cm" svg:x="27.8cm" svg:y="108.7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ConfigLayout" svg:width="1.3cm" svg:height="0.3cm" svg:x="26.2cm" svg:y="10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0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0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1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1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ConfigLayout" svg:width="1.3cm" svg:height="0.3cm" svg:x="26.2cm" svg:y="11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ConfigLayout" svg:width="1.2cm" svg:height="0.3cm" svg:x="27.5cm" svg:y="110.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0" draw:layer="ConfigLayout" draw:type="line" svg:x1="39.201cm" svg:y1="107.199cm" svg:x2="36.879cm" svg:y2="107.879cm" draw:start-shape="id2" draw:start-glue-point="6" draw:end-shape="id169" draw:end-glue-point="10" svg:d="M39201 107199l-2322 680" svg:viewBox="0 0 2323 681">
          <text:p text:style-name="P9"><text:span text:style-name="T4">Parameter</text:span></text:p>
        </draw:connector>
        <draw:connector draw:style-name="gr15" draw:text-style-name="P10" draw:layer="ConfigLayout" draw:type="curve" svg:x1="52.474cm" svg:y1="81.328cm" svg:x2="36.629cm" svg:y2="107.629cm" draw:start-shape="id159" draw:start-glue-point="7" draw:end-shape="id169" draw:end-glue-point="4" svg:d="M52474 81328c0 19782-15845 6632-15845 26301" svg:viewBox="0 0 15846 26302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36.806cm" svg:y2="108.056cm" draw:start-shape="id2" draw:start-glue-point="4" draw:end-shape="id169" draw:end-glue-point="9" svg:d="M49298 107198c0 572-4164 858-12492 858" svg:viewBox="0 0 12493 859">
          <text:p text:style-name="P9"><text:span text:style-name="T4">Update</text:span></text:p>
        </draw:connector>
        <draw:custom-shape draw:style-name="gr5" draw:text-style-name="P6" xml:id="id167" draw:id="id167" draw:layer="ConfigLayout" svg:width="0.5cm" svg:height="0.5cm" svg:x="59.3cm" svg:y="4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59.3cm" svg:y1="48.95cm" svg:x2="57.651cm" svg:y2="49.201cm" draw:start-shape="id167" draw:start-glue-point="6" draw:end-shape="id48" svg:d="M59300 48950l-1649 251" svg:viewBox="0 0 1650 252">
          <text:p text:style-name="P9"><text:span text:style-name="T4">Transfer</text:span></text:p>
        </draw:connector>
        <draw:connector draw:style-name="gr12" draw:text-style-name="P7" draw:layer="ConfigLayout" draw:type="line" svg:x1="61.5cm" svg:y1="48.601cm" svg:x2="59.8cm" svg:y2="48.95cm" draw:start-shape="id170" draw:start-glue-point="3" draw:end-shape="id167" draw:end-glue-point="10" svg:d="M61500 48601l-1700 349" svg:viewBox="0 0 1701 350">
          <text:p/>
        </draw:connector>
        <draw:connector draw:style-name="gr15" draw:text-style-name="P10" draw:layer="ConfigLayout" draw:type="curve" svg:x1="49.298cm" svg:y1="107.198cm" svg:x2="59.727cm" svg:y2="49.127cm" draw:start-shape="id2" draw:start-glue-point="4" draw:end-shape="id167" draw:end-glue-point="9" svg:d="M49298 107198c6953 0 10429-19357 10429-58071" svg:viewBox="0 0 10430 58072">
          <text:p text:style-name="P9"><text:span text:style-name="T4">Update</text:span></text:p>
        </draw:connector>
        <draw:connector draw:style-name="gr21" draw:text-style-name="P10" draw:layer="ConfigLayout" draw:type="curve" draw:line-skew="-5.774cm" svg:x1="57.602cm" svg:y1="53.9cm" svg:x2="59.373cm" svg:y2="49.127cm" draw:start-shape="id48" draw:start-glue-point="7" draw:end-shape="id167" draw:end-glue-point="7" svg:d="M57602 53900c0-2506 1771-120 1771-4773" svg:viewBox="0 0 1772 4774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40.817cm" svg:y="40.802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3.1cm" svg:y="42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172" draw:id="id172" draw:layer="layout" svg:width="0.5cm" svg:height="0.5cm" svg:x="45.1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8.2cm" svg:y1="37.401cm" svg:x2="45.6cm" svg:y2="37.65cm" draw:start-shape="id171" draw:start-glue-point="3" draw:end-shape="id172" draw:end-glue-point="10" svg:d="M48200 37401l-2600 249" svg:viewBox="0 0 2601 250">
          <text:p/>
        </draw:connector>
        <draw:connector draw:style-name="gr11" draw:text-style-name="P10" draw:layer="layout" draw:type="line" svg:x1="45.1cm" svg:y1="37.65cm" svg:x2="43.301cm" svg:y2="37.901cm" draw:start-shape="id172" draw:start-glue-point="6" draw:end-shape="id47" draw:end-glue-point="6" svg:d="M45100 37650l-1799 251" svg:viewBox="0 0 1800 252">
          <text:p text:style-name="P9"><text:span text:style-name="T4">Transfer</text:span></text:p>
        </draw:connector>
        <draw:connector draw:style-name="gr15" draw:text-style-name="P10" draw:layer="layout" draw:type="curve" svg:x1="45.35cm" svg:y1="37.9cm" svg:x2="51.073cm" svg:y2="45.473cm" draw:start-shape="id172" draw:start-glue-point="8" draw:end-shape="id165" draw:end-glue-point="5" svg:d="M45350 37900c0 5626 5723 1840 5723 7573" svg:viewBox="0 0 5724 7574">
          <text:p text:style-name="P9"><text:span text:style-name="T4">Error</text:span></text:p>
        </draw:connector>
        <draw:connector draw:style-name="gr15" draw:text-style-name="P10" draw:layer="layout" draw:type="curve" svg:x1="49.298cm" svg:y1="107.198cm" svg:x2="45.35cm" svg:y2="37.9cm" draw:start-shape="id2" draw:start-glue-point="4" draw:end-shape="id172" draw:end-glue-point="8" svg:d="M49298 107198c1056 0 880-19349-371-25198s-3577 1801-3577-44100" svg:viewBox="0 0 4641 69299">
          <text:p text:style-name="P9"><text:span text:style-name="T4">Update</text:span></text:p>
        </draw:connector>
        <draw:connector draw:style-name="gr21" draw:text-style-name="P10" draw:layer="layout" draw:type="curve" draw:line-skew="-6.071cm" svg:x1="43.301cm" svg:y1="42.299cm" svg:x2="45.173cm" svg:y2="37.827cm" draw:start-shape="id47" draw:start-glue-point="7" draw:end-shape="id172" draw:end-glue-point="7" svg:d="M43301 42299c0-2952 1872-716 1872-4472" svg:viewBox="0 0 1873 4473">
          <text:p/>
        </draw:connector>
        <draw:g xml:id="id170" draw:id="id170">
          <draw:g>
            <draw:custom-shape draw:style-name="gr16" draw:text-style-name="P10" draw:layer="layout" svg:width="0.8cm" svg:height="0.3cm" svg:x="61.5cm" svg:y="48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cm">
              <text:p text:style-name="P9"><text:span text:style-name="T4">Accel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1.5cm" svg:y="48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.3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1.5cm" svg:y="48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9" draw:text-style-name="P10" draw:layer="layout" svg:width="1.1cm" svg:height="0.302cm" svg:x="63.7cm" svg:y="48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1.5cm" svg:y="48.9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2.6cm" svg:y="48.9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1" draw:id="id171">
          <draw:g>
            <draw:custom-shape draw:style-name="gr16" draw:text-style-name="P10" draw:layer="layout" svg:width="0.8cm" svg:height="0.3cm" svg:x="48.2cm" svg:y="36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6.8cm">
              <text:p text:style-name="P9"><text:span text:style-name="T4">Velocity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2cm" svg:y="37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7.1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8.2cm" svg:y="37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59" draw:text-style-name="P10" draw:layer="layout" svg:width="1.1cm" svg:height="0.302cm" svg:x="50.4cm" svg:y="37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2cm" svg:y="37.7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9.3cm" svg:y="37.7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3" draw:id="id173">
          <draw:g>
            <draw:custom-shape draw:style-name="gr16" draw:text-style-name="P10" draw:layer="layout" svg:width="0.8cm" svg:height="0.3cm" svg:x="55cm" svg:y="8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5.8cm" svg:y="82.998cm">
              <text:p text:style-name="P9"><text:span text:style-name="T4">VelocitySmooth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cm" svg:y="83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5.8cm" svg:y="83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cm" svg:y="83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7.2cm" svg:y="84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5cm" svg:y="84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56.6cm" svg:y="84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57.2cm" svg:y="8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5cm" svg:y="83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0" draw:layer="layout" svg:width="1cm" svg:height="0.3cm" svg:x="56.2cm" svg:y="83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57.2cm" svg:y="8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5cm" svg:y="84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56.6cm" svg:y="84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57.2cm" svg:y="8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6cm" svg:height="0.3cm" svg:x="55cm" svg:y="84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0.6cm" svg:height="0.3cm" svg:x="56.6cm" svg:y="8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5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2" draw:layer="layout" svg:width="1.3cm" svg:height="0.3cm" svg:x="55cm" svg:y="85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5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5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5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5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5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5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5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6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6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6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6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57.5cm" svg:y="86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3" draw:layer="layout" svg:width="1.3cm" svg:height="0.3cm" svg:x="55cm" svg:y="86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.2cm" svg:height="0.3cm" svg:x="56.3cm" svg:y="86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74" draw:id="id174" draw:layer="layout" svg:width="0.5cm" svg:height="0.5cm" svg:x="54.3cm" svg:y="8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56.65cm" svg:y1="82.998cm" svg:x2="54.727cm" svg:y2="82.127cm" draw:start-shape="id173" draw:end-shape="id174" draw:end-glue-point="9" svg:d="M56650 82998l-1923-871" svg:viewBox="0 0 1924 872">
          <text:p/>
        </draw:connector>
        <draw:connector draw:style-name="gr11" draw:text-style-name="P7" draw:layer="layout" draw:type="line" svg:x1="52.828cm" svg:y1="81.328cm" svg:x2="54.373cm" svg:y2="81.773cm" draw:start-shape="id159" draw:start-glue-point="9" draw:end-shape="id174" draw:end-glue-point="5" svg:d="M52828 81328l1545 445" svg:viewBox="0 0 1546 446">
          <text:p text:style-name="P9"><text:span text:style-name="T7">Error</text:span></text:p>
        </draw:connector>
        <draw:connector draw:style-name="gr15" draw:text-style-name="P10" draw:layer="layout" draw:type="curve" svg:x1="49.298cm" svg:y1="107.198cm" svg:x2="54.55cm" svg:y2="82.2cm" draw:start-shape="id2" draw:start-glue-point="4" draw:end-shape="id174" draw:end-glue-point="8" svg:d="M49298 107198c3502 0 5252-8332 5252-24998" svg:viewBox="0 0 5253 24999">
          <text:p text:style-name="P9"><text:span text:style-name="T4">Updat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5-03T13:40:21.769000000</dc:date>
    <meta:editing-duration>P2DT6H11M22S</meta:editing-duration>
    <meta:editing-cycles>294</meta:editing-cycles>
    <meta:document-statistic meta:object-count="2099"/>
  </office:meta>
</office:document-meta>
</file>